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cm" fo:border="none"/>
    </style:style>
    <style:style style:name="T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oken.expiration_time </text:span><text:span text:style-name="T2">= </text:span><text:span text:style-name="T3">8640000</text:span><text:line-break/><text:span text:style-name="T1">token.secret </text:span><text:span text:style-name="T2">= </text:span><text:span text:style-name="T3">gry463hf746hf573ydh475fhy5739</text:span><text:line-break/><text:span text:style-name="T1">login.url.path </text:span><text:span text:style-name="T2">= </text:span><text:span text:style-name="T3">/users/login</text:span><text:lin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1T08:46:37.465485603</meta:creation-date>
    <dc:date>2022-06-21T08:47:44.711922125</dc:date>
    <meta:editing-duration>PT1M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9" meta:character-count="107" meta:non-whitespace-character-count="98"/>
  </office:meta>
</office:document-meta>
</file>